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 Creating a Markdown file with an example of an image and a table</text:p>
      <text:p text:style-name="Normal"/>
      <text:p text:style-name="Normal">md_content = """\</text:p>
      <text:p text:style-name="Normal"># Example Markdown File</text:p>
      <text:p text:style-name="Normal"/>
      <text:p text:style-name="Normal">This is an example of a Markdown file that includes an image and a table.</text:p>
      <text:p text:style-name="Normal"/>
      <text:p text:style-name="Normal">## Image Example</text:p>
      <text:p text:style-name="Normal"/>
      <text:p text:style-name="Normal">![Sample Image](https://via.placeholder.com/150)</text:p>
      <text:p text:style-name="Normal"/>
      <text:p text:style-name="Normal">## Table Example</text:p>
      <text:p text:style-name="Normal"/>
      <text:p text:style-name="Normal">| Name <text:s/>| Age | Country |</text:p>
      <text:p text:style-name="Normal">|-------|-----|---------|</text:p>
      <text:p text:style-name="Normal">| Alice | 25 <text:s/>| USA <text:s text:c="4"/>|</text:p>
      <text:p text:style-name="Normal">| Bob <text:s text:c="2"/>| 30 <text:s/>| Canada <text:s/>|</text:p>
      <text:p text:style-name="Normal">| Charlie | 28 | UK <text:s text:c="5"/>|</text:p>
      <text:p text:style-name="Normal"/>
      <text:p text:style-name="Normal">This file demonstrates how to structure Markdown documents with different elements.</text:p>
      <text:p text:style-name="Normal">"""</text:p>
      <text:p text:style-name="Normal"/>
      <text:p text:style-name="Normal"># Save the content to a file</text:p>
      <text:p text:style-name="Normal">file_path = "/mnt/data/example.md"</text:p>
      <text:p text:style-name="Normal"/>
      <text:p text:style-name="Normal">with open(file_path, "w") as file:</text:p>
      <text:p text:style-name="Normal"><text:s text:c="4"/>file.write(md_content)</text:p>
      <text:p text:style-name="Normal"/>
      <text:soft-page-break/>
      <text:p text:style-name="Normal">file_path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ama Pathakota</meta:initial-creator>
    <dc:creator>Rama Pathakota</dc:creator>
    <meta:creation-date>2025-02-11T16:11:00Z</meta:creation-date>
    <dc:date>2025-02-11T16:11:00Z</dc:date>
    <meta:template xlink:href="Normal" xlink:type="simple"/>
    <meta:editing-cycles>1</meta:editing-cycles>
    <meta:editing-duration>PT0S</meta:editing-duration>
    <meta:document-statistic meta:page-count="2" meta:paragraph-count="1" meta:word-count="94" meta:character-count="630" meta:row-count="4" meta:non-whitespace-character-count="537"/>
  </office:meta>
</office:document-meta>
</file>